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svg:stroke-color="#000000" draw:fill="none" draw:fill-color="#ffffff" fo:min-height="1.02cm"/>
    </style:style>
    <style:style style:name="gr3" style:family="graphic" style:parent-style-name="standard">
      <style:graphic-properties draw:stroke="none" svg:stroke-width="0cm" svg:stroke-color="#000000" draw:fill="none" draw:fill-color="#ffffff" fo:min-height="1.175cm"/>
    </style:style>
    <style:style style:name="gr4" style:family="graphic" style:parent-style-name="standard">
      <style:graphic-properties svg:stroke-width="0cm" draw:fill="solid" draw:fill-color="#aecf00" draw:textarea-horizontal-align="center" draw:textarea-vertical-align="middle"/>
    </style:style>
    <style:style style:name="gr5" style:family="graphic" style:parent-style-name="standard">
      <style:graphic-properties svg:stroke-width="0cm" draw:textarea-horizontal-align="center" draw:textarea-vertical-align="middle"/>
    </style:style>
    <style:style style:name="gr6" style:family="graphic" style:parent-style-name="standard">
      <style:graphic-properties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1.27cm"/>
    </style:style>
    <style:style style:name="gr8" style:family="graphic" style:parent-style-name="standard">
      <style:graphic-properties svg:stroke-width="0cm" draw:fill="solid" draw:fill-color="#eb613d" draw:textarea-horizontal-align="center" draw:textarea-vertical-align="middle"/>
    </style:style>
    <style:style style:name="gr9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cm" draw:fill="solid" draw:fill-color="#ff950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27cm"/>
    </style:style>
    <style:style style:name="gr14" style:family="graphic" style:parent-style-name="standard">
      <style:graphic-properties draw:stroke="none" svg:stroke-color="#000000" draw:fill="none" draw:fill-color="#ffffff" fo:min-height="1.9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width="0cm" draw:fill="solid" draw:fill-color="#ffd320" draw:textarea-horizontal-align="center" draw:textarea-vertical-align="middle"/>
    </style:style>
    <style:style style:name="gr18" style:family="graphic" style:parent-style-name="standard">
      <style:graphic-properties svg:stroke-width="0cm" draw:fill="solid" draw:fill-color="#ccccff" draw:textarea-horizontal-align="center" draw:textarea-vertical-align="middle"/>
    </style:style>
    <style:style style:name="gr19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width="0cm" svg:stroke-color="#000000" draw:fill="none" draw:fill-color="#ffffff" fo:min-height="1.905cm"/>
    </style:style>
    <style:style style:name="gr21" style:family="graphic" style:parent-style-name="standard">
      <style:graphic-properties draw:stroke="none" svg:stroke-width="0cm" svg:stroke-color="#000000" draw:fill="none" draw:fill-color="#ffffff" fo:min-height="2.54cm"/>
    </style:style>
    <style:style style:name="gr22" style:family="graphic" style:parent-style-name="standard">
      <style:graphic-properties svg:stroke-width="0cm" draw:fill="solid" draw:fill-color="#ff3366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fo:min-height="1.655cm"/>
    </style:style>
    <style:style style:name="gr24" style:family="graphic" style:parent-style-name="standard">
      <style:graphic-properties draw:stroke="none" svg:stroke-width="0cm" svg:stroke-color="#000000" draw:fill="none" draw:fill-color="#ffffff" fo:min-height="3.175cm"/>
    </style:style>
    <style:style style:name="gr25" style:family="graphic" style:parent-style-name="standard">
      <style:graphic-properties draw:stroke="none" svg:stroke-width="0cm" svg:stroke-color="#000000" draw:fill="none" draw:fill-color="#ffffff" fo:min-height="2.925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width="0cm" draw:fill="solid" draw:fill-color="#ffff00" draw:textarea-horizontal-align="center" draw:textarea-vertical-align="middle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gr29" style:family="graphic" style:parent-style-name="standard">
      <style:graphic-properties svg:stroke-width="0cm" draw:fill="none" draw:fill-color="#ff950e" draw:textarea-horizontal-align="center" draw:textarea-vertical-align="middle"/>
    </style:style>
    <style:style style:name="gr30" style:family="graphic" style:parent-style-name="standard">
      <style:graphic-properties draw:fill="none" draw:textarea-horizontal-align="justify" draw:textarea-vertical-align="middle" draw:auto-grow-height="false"/>
    </style:style>
    <style:style style:name="gr31" style:family="graphic" style:parent-style-name="standard">
      <style:graphic-properties svg:stroke-width="0cm" draw:fill="none" draw:fill-color="#aecf00" draw:textarea-horizontal-align="center" draw:textarea-vertical-align="middle"/>
    </style:style>
    <style:style style:name="gr32" style:family="graphic" style:parent-style-name="standard">
      <style:graphic-properties svg:stroke-width="0cm" draw:fill="none" draw:fill-color="#eb613d" draw:textarea-horizontal-align="center" draw:textarea-vertical-align="middle"/>
    </style:style>
    <style:style style:name="gr33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fill="none" draw:textarea-horizontal-align="center" draw:textarea-vertical-align="middle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1cm" style:use-optimal-column-width="false"/>
    </style:style>
    <style:style style:name="co3" style:family="table-column">
      <style:table-column-properties style:column-width="6.938cm" style:use-optimal-column-width="false"/>
    </style:style>
    <style:style style:name="co4" style:family="table-column">
      <style:table-column-properties style:column-width="7.07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996cm"/>
    </style:style>
    <style:style style:name="ro3" style:family="table-row">
      <style:table-row-properties style:row-height="0.997cm"/>
    </style:style>
    <style:style style:name="ro4" style:family="table-row">
      <style:table-row-properties style:row-height="0.99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27cm" svg:height="1.905cm" svg:x="4.505cm" svg:y="21.6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" draw:layer="layout" svg:width="1.27cm" svg:height="1.905cm" svg:x="6.945cm" svg:y="21.6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6" draw:layer="layout" svg:width="1.27cm" svg:height="1.905cm" svg:x="9.485cm" svg:y="21.6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8" draw:layer="layout" svg:width="1.27cm" svg:height="1.905cm" svg:x="15.065cm" svg:y="21.6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2.095cm" svg:y="21.469cm">
          <draw:text-box>
            <text:p><text:span text:style-name="T1">...</text:span></text:p>
          </draw:text-box>
        </draw:frame>
        <draw:frame draw:style-name="gr3" draw:text-style-name="P3" draw:layer="layout" svg:width="1.905cm" svg:height="1.425cm" svg:x="4.61cm" svg:y="23.965cm">
          <draw:text-box>
            <text:p><text:span text:style-name="T2">S1</text:span></text:p>
          </draw:text-box>
        </draw:frame>
        <draw:frame draw:style-name="gr3" draw:text-style-name="P3" draw:layer="layout" svg:width="1.905cm" svg:height="1.425cm" svg:x="7.011cm" svg:y="23.966cm">
          <draw:text-box>
            <text:p><text:span text:style-name="T2">S2</text:span></text:p>
          </draw:text-box>
        </draw:frame>
        <draw:frame draw:style-name="gr3" draw:text-style-name="P3" draw:layer="layout" svg:width="1.905cm" svg:height="1.425cm" svg:x="9.511cm" svg:y="23.966cm">
          <draw:text-box>
            <text:p><text:span text:style-name="T2">S3</text:span></text:p>
          </draw:text-box>
        </draw:frame>
        <draw:frame draw:style-name="gr3" draw:text-style-name="P3" draw:layer="layout" svg:width="1.905cm" svg:height="1.425cm" svg:x="15.012cm" svg:y="23.967cm">
          <draw:text-box>
            <text:p><text:span text:style-name="T2">SN</text:span></text:p>
          </draw:text-box>
        </draw:frame>
        <draw:rect draw:style-name="gr4" draw:text-style-name="P4" draw:id="id1" draw:layer="layout" svg:width="1.905cm" svg:height="2.54cm" svg:x="4.175cm" svg:y="17.815cm">
          <text:p text:style-name="P1"><text:span text:style-name="T2">M1</text:span></text:p>
        </draw:rect>
        <draw:rect draw:style-name="gr4" draw:text-style-name="P4" draw:id="id3" draw:layer="layout" svg:width="1.905cm" svg:height="2.54cm" svg:x="6.676cm" svg:y="17.815cm">
          <text:p text:style-name="P1"><text:span text:style-name="T2">M2</text:span></text:p>
        </draw:rect>
        <draw:rect draw:style-name="gr4" draw:text-style-name="P4" draw:id="id5" draw:layer="layout" svg:width="1.905cm" svg:height="2.54cm" svg:x="9.177cm" svg:y="17.815cm">
          <text:p text:style-name="P1"><text:span text:style-name="T2">M3</text:span></text:p>
        </draw:rect>
        <draw:rect draw:style-name="gr4" draw:text-style-name="P4" draw:id="id7" draw:layer="layout" svg:width="1.905cm" svg:height="2.54cm" svg:x="14.778cm" svg:y="17.815cm">
          <text:p text:style-name="P1"><text:span text:style-name="T2">MN</text:span></text:p>
        </draw:rect>
        <draw:frame draw:style-name="gr2" draw:text-style-name="P2" draw:layer="layout" svg:width="1.905cm" svg:height="1.826cm" svg:x="12.096cm" svg:y="17.869cm">
          <draw:text-box>
            <text:p><text:span text:style-name="T1">...</text:span></text:p>
          </draw:text-box>
        </draw:frame>
        <draw:connector draw:style-name="gr5" draw:text-style-name="P1" draw:layer="layout" svg:x1="5.127cm" svg:y1="20.355cm" svg:x2="5.139cm" svg:y2="21.625cm" draw:start-shape="id1" draw:start-glue-point="2" draw:end-shape="id2" draw:end-glue-point="5" svg:d="m5127 20355v635h12v635">
          <text:p/>
        </draw:connector>
        <draw:connector draw:style-name="gr5" draw:text-style-name="P1" draw:layer="layout" svg:x1="7.628cm" svg:y1="20.355cm" svg:x2="7.579cm" svg:y2="21.625cm" draw:start-shape="id3" draw:start-glue-point="2" draw:end-shape="id4" draw:end-glue-point="5" svg:d="m7628 20355v635h-49v635">
          <text:p/>
        </draw:connector>
        <draw:connector draw:style-name="gr5" draw:text-style-name="P1" draw:layer="layout" svg:x1="10.129cm" svg:y1="20.355cm" svg:x2="10.119cm" svg:y2="21.625cm" draw:start-shape="id5" draw:start-glue-point="2" draw:end-shape="id6" draw:end-glue-point="5" svg:d="m10129 20355v635h-10v635">
          <text:p/>
        </draw:connector>
        <draw:connector draw:style-name="gr5" draw:text-style-name="P1" draw:layer="layout" svg:x1="15.73cm" svg:y1="20.355cm" svg:x2="15.699cm" svg:y2="21.625cm" draw:start-shape="id7" draw:start-glue-point="2" draw:end-shape="id8" draw:end-glue-point="5" svg:d="m15730 20355v635h-31v635">
          <text:p/>
        </draw:connector>
        <draw:rect draw:style-name="gr6" draw:text-style-name="P1" draw:layer="layout" svg:width="15.24cm" svg:height="8.89cm" svg:x="2.905cm" svg:y="16.875cm">
          <text:p/>
        </draw:rect>
        <draw:frame draw:style-name="gr7" draw:text-style-name="P3" draw:layer="layout" svg:width="6.35cm" svg:height="1.52cm" svg:x="7.614cm" svg:y="24.669cm">
          <draw:text-box>
            <text:p><text:span text:style-name="T2">MySql Cluster</text:span></text:p>
          </draw:text-box>
        </draw:frame>
        <draw:rect draw:style-name="gr8" draw:text-style-name="P4" draw:id="id9" draw:layer="layout" svg:width="6.985cm" svg:height="3.175cm" svg:x="6.715cm" svg:y="12.49cm">
          <text:p text:style-name="P1"><text:span text:style-name="T2">MySql Master</text:span></text:p>
        </draw:rect>
        <draw:connector draw:style-name="gr9" draw:text-style-name="P1" draw:layer="layout" draw:type="curve" svg:x1="10.207cm" svg:y1="15.665cm" svg:x2="5.127cm" svg:y2="17.815cm" draw:start-shape="id9" draw:start-glue-point="2" draw:end-shape="id1" draw:end-glue-point="0" svg:d="m10207 15665c0 1612-5080 538-5080 2150">
          <text:p/>
        </draw:connector>
        <draw:connector draw:style-name="gr10" draw:text-style-name="P1" draw:layer="layout" draw:type="curve" svg:x1="10.207cm" svg:y1="15.665cm" svg:x2="7.628cm" svg:y2="17.815cm" draw:start-shape="id9" draw:start-glue-point="2" draw:end-shape="id3" draw:end-glue-point="0" svg:d="m10207 15665c0 1612-2579 538-2579 2150">
          <text:p/>
        </draw:connector>
        <draw:connector draw:style-name="gr10" draw:text-style-name="P1" draw:layer="layout" draw:type="curve" svg:x1="10.207cm" svg:y1="15.665cm" svg:x2="10.129cm" svg:y2="17.815cm" draw:start-shape="id9" draw:start-glue-point="2" draw:end-shape="id5" draw:end-glue-point="0" svg:d="m10207 15665c0 1612-78 538-78 2150">
          <text:p/>
        </draw:connector>
        <draw:connector draw:style-name="gr10" draw:text-style-name="P1" draw:layer="layout" draw:type="curve" svg:x1="10.207cm" svg:y1="15.665cm" svg:x2="15.73cm" svg:y2="17.815cm" draw:start-shape="id9" draw:start-glue-point="2" draw:end-shape="id7" draw:end-glue-point="0" svg:d="m10207 15665c0 1612 5523 538 5523 2150">
          <text:p/>
        </draw:connector>
        <draw:rect draw:style-name="gr4" draw:text-style-name="P4" draw:id="id10" draw:layer="layout" svg:width="1.905cm" svg:height="2.54cm" svg:x="3.575cm" svg:y="8.115cm">
          <text:p text:style-name="P1"><text:span text:style-name="T2">RP1</text:span></text:p>
        </draw:rect>
        <draw:rect draw:style-name="gr4" draw:text-style-name="P4" draw:id="id11" draw:layer="layout" svg:width="1.905cm" svg:height="2.54cm" svg:x="6.076cm" svg:y="8.115cm">
          <text:p text:style-name="P1"><text:span text:style-name="T2">RP2</text:span></text:p>
        </draw:rect>
        <draw:rect draw:style-name="gr4" draw:text-style-name="P4" draw:id="id12" draw:layer="layout" svg:width="1.905cm" svg:height="2.54cm" svg:x="8.577cm" svg:y="8.115cm">
          <text:p text:style-name="P1"><text:span text:style-name="T2">RP3</text:span></text:p>
        </draw:rect>
        <draw:rect draw:style-name="gr4" draw:text-style-name="P4" draw:id="id13" draw:layer="layout" svg:width="1.905cm" svg:height="2.54cm" svg:x="14.178cm" svg:y="8.115cm">
          <text:p text:style-name="P1"><text:span text:style-name="T2">RPN</text:span></text:p>
        </draw:rect>
        <draw:frame draw:style-name="gr2" draw:text-style-name="P2" draw:layer="layout" svg:width="1.905cm" svg:height="1.826cm" svg:x="11.496cm" svg:y="8.169cm">
          <draw:text-box>
            <text:p><text:span text:style-name="T1">...</text:span></text:p>
          </draw:text-box>
        </draw:frame>
        <draw:connector draw:style-name="gr10" draw:text-style-name="P1" draw:layer="layout" draw:type="curve" svg:x1="4.527cm" svg:y1="10.655cm" svg:x2="10.207cm" svg:y2="12.49cm" draw:start-shape="id10" draw:start-glue-point="2" draw:end-shape="id9" draw:end-glue-point="0" svg:d="m4527 10655c0 1377 5680 460 5680 1835">
          <text:p/>
        </draw:connector>
        <draw:connector draw:style-name="gr10" draw:text-style-name="P1" draw:layer="layout" draw:type="curve" svg:x1="7.028cm" svg:y1="10.655cm" svg:x2="10.207cm" svg:y2="12.49cm" draw:start-shape="id11" draw:start-glue-point="2" draw:end-shape="id9" draw:end-glue-point="0" svg:d="m7028 10655c0 1377 3179 460 3179 1835">
          <text:p/>
        </draw:connector>
        <draw:connector draw:style-name="gr10" draw:text-style-name="P1" draw:layer="layout" draw:type="curve" svg:x1="9.529cm" svg:y1="10.655cm" svg:x2="10.207cm" svg:y2="12.49cm" draw:start-shape="id12" draw:start-glue-point="2" draw:end-shape="id9" draw:end-glue-point="0" svg:d="m9529 10655c0 1377 678 460 678 1835">
          <text:p/>
        </draw:connector>
        <draw:connector draw:style-name="gr10" draw:text-style-name="P1" draw:layer="layout" draw:type="curve" svg:x1="15.13cm" svg:y1="10.655cm" svg:x2="10.207cm" svg:y2="12.49cm" draw:start-shape="id13" draw:start-glue-point="2" draw:end-shape="id9" draw:end-glue-point="0" svg:d="m15130 10655c0 1377-4923 460-4923 1835">
          <text:p/>
        </draw:connector>
        <draw:rect draw:style-name="gr11" draw:text-style-name="P4" draw:id="id14" draw:layer="layout" svg:width="1.905cm" svg:height="2.54cm" svg:x="3.575cm" svg:y="1.015cm">
          <text:p text:style-name="P1"><text:span text:style-name="T2">POS1</text:span></text:p>
        </draw:rect>
        <draw:rect draw:style-name="gr11" draw:text-style-name="P4" draw:id="id16" draw:layer="layout" svg:width="1.905cm" svg:height="2.54cm" svg:x="6.076cm" svg:y="1.015cm">
          <text:p text:style-name="P1"><text:span text:style-name="T2">POS2</text:span></text:p>
        </draw:rect>
        <draw:rect draw:style-name="gr11" draw:text-style-name="P4" draw:id="id17" draw:layer="layout" svg:width="1.905cm" svg:height="2.54cm" svg:x="8.577cm" svg:y="1.015cm">
          <text:p text:style-name="P1"><text:span text:style-name="T2">POS3</text:span></text:p>
        </draw:rect>
        <draw:rect draw:style-name="gr11" draw:text-style-name="P4" draw:id="id18" draw:layer="layout" svg:width="1.905cm" svg:height="2.54cm" svg:x="14.178cm" svg:y="1.015cm">
          <text:p text:style-name="P1"><text:span text:style-name="T2">POSN</text:span></text:p>
        </draw:rect>
        <draw:frame draw:style-name="gr2" draw:text-style-name="P2" draw:layer="layout" svg:width="1.905cm" svg:height="1.826cm" svg:x="11.496cm" svg:y="1.069cm">
          <draw:text-box>
            <text:p><text:span text:style-name="T1">...</text:span></text:p>
          </draw:text-box>
        </draw:frame>
        <draw:connector draw:style-name="gr10" draw:text-style-name="P1" draw:layer="layout" draw:type="curve" svg:x1="4.527cm" svg:y1="3.555cm" svg:x2="9.542cm" svg:y2="5.245cm" draw:start-shape="id14" draw:start-glue-point="2" draw:end-shape="id15" svg:d="m4527 3555c0 1267 5015 423 5015 1690">
          <text:p/>
        </draw:connector>
        <draw:connector draw:style-name="gr10" draw:text-style-name="P1" draw:layer="layout" draw:type="curve" svg:x1="7.028cm" svg:y1="3.555cm" svg:x2="9.542cm" svg:y2="5.245cm" draw:start-shape="id16" draw:start-glue-point="2" draw:end-shape="id15" draw:end-glue-point="0" svg:d="m7028 3555c0 1267 2514 423 2514 1690">
          <text:p/>
        </draw:connector>
        <draw:connector draw:style-name="gr10" draw:text-style-name="P1" draw:layer="layout" draw:type="curve" svg:x1="9.529cm" svg:y1="3.555cm" svg:x2="9.542cm" svg:y2="5.245cm" draw:start-shape="id17" draw:start-glue-point="2" draw:end-shape="id15" draw:end-glue-point="0" svg:d="m9529 3555c0 1267 13 423 13 1690">
          <text:p/>
        </draw:connector>
        <draw:connector draw:style-name="gr10" draw:text-style-name="P1" draw:layer="layout" draw:type="curve" svg:x1="15.13cm" svg:y1="3.555cm" svg:x2="9.542cm" svg:y2="5.245cm" draw:start-shape="id18" draw:start-glue-point="2" draw:end-shape="id15" draw:end-glue-point="0" svg:d="m15130 3555c0 1267-5588 423-5588 1690">
          <text:p/>
        </draw:connector>
        <draw:frame draw:style-name="gr7" draw:text-style-name="P3" draw:layer="layout" svg:width="5.715cm" svg:height="1.52cm" svg:x="8.05cm" svg:y="26cm">
          <draw:text-box>
            <text:p><text:span text:style-name="T2">Server Side</text:span></text:p>
          </draw:text-box>
        </draw:frame>
        <draw:rect draw:style-name="gr6" draw:text-style-name="P1" draw:layer="layout" svg:width="18.415cm" svg:height="22.13cm" svg:x="1.635cm" svg:y="4.81cm">
          <text:p/>
        </draw:rect>
        <draw:frame draw:style-name="gr12" draw:text-style-name="P3" draw:layer="layout" svg:width="5.715cm" svg:height="1.52cm" svg:x="16.135cm" svg:y="1.835cm">
          <draw:text-box>
            <text:p><text:span text:style-name="T2">POS Servers</text:span></text:p>
          </draw:text-box>
        </draw:frame>
        <draw:frame draw:style-name="gr13" draw:text-style-name="P3" draw:layer="layout" svg:width="5.08cm" svg:height="1.52cm" svg:x="14.97cm" svg:y="11.39cm">
          <draw:text-box>
            <text:p/>
          </draw:text-box>
        </draw:frame>
        <draw:frame draw:style-name="gr12" draw:text-style-name="P3" draw:layer="layout" svg:width="4.11cm" svg:height="1.673cm" svg:x="16.24cm" svg:y="8.685cm">
          <draw:text-box>
            <text:p><text:span text:style-name="T2">Receipt Processors</text:span></text:p>
          </draw:text-box>
        </draw:frame>
        <draw:frame draw:style-name="gr14" draw:text-style-name="P3" draw:layer="layout" svg:width="6.35cm" svg:height="2.155cm" svg:x="13.77cm" svg:y="13.295cm">
          <draw:text-box>
            <text:p><text:span text:style-name="T2">MySql Cluster Management Node</text:span></text:p>
          </draw:text-box>
        </draw:frame>
        <draw:frame draw:style-name="gr14" draw:text-style-name="P3" draw:layer="layout" svg:width="5.08cm" svg:height="2.155cm" svg:x="10.41cm" svg:y="20.41cm">
          <draw:text-box>
            <text:p><text:span text:style-name="T2">MySql Cluster Storage Nodes</text:span></text:p>
          </draw:text-box>
        </draw:frame>
        <draw:custom-shape draw:style-name="gr15" draw:text-style-name="P4" draw:id="id15" draw:layer="layout" svg:width="5.715cm" svg:height="1.27cm" svg:x="6.685cm" svg:y="5.245cm"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4.11cm" svg:height="1.673cm" svg:x="13.04cm" svg:y="5.186cm">
          <draw:text-box>
            <text:p><text:span text:style-name="T2">Load Balancer</text:span></text:p>
          </draw:text-box>
        </draw:frame>
        <draw:connector draw:style-name="gr16" draw:text-style-name="P1" draw:layer="layout" draw:type="curve" svg:x1="9.542cm" svg:y1="6.515cm" svg:x2="15.13cm" svg:y2="8.115cm" draw:start-shape="id15" draw:start-glue-point="2" draw:end-shape="id13" draw:end-glue-point="0" svg:d="m9542 6515c0 1200 5588 400 5588 1600">
          <text:p/>
        </draw:connector>
        <draw:connector draw:style-name="gr16" draw:text-style-name="P1" draw:layer="layout" draw:type="curve" svg:x1="9.542cm" svg:y1="6.515cm" svg:x2="9.529cm" svg:y2="8.115cm" draw:start-shape="id15" draw:start-glue-point="2" draw:end-shape="id12" draw:end-glue-point="0" svg:d="m9542 6515c0 1200-13 400-13 1600">
          <text:p/>
        </draw:connector>
        <draw:connector draw:style-name="gr16" draw:text-style-name="P1" draw:layer="layout" draw:type="curve" svg:x1="9.542cm" svg:y1="6.515cm" svg:x2="7.028cm" svg:y2="8.115cm" draw:start-shape="id15" draw:start-glue-point="2" draw:end-shape="id11" draw:end-glue-point="0" svg:d="m9542 6515c0 1200-2514 400-2514 1600">
          <text:p/>
        </draw:connector>
        <draw:connector draw:style-name="gr16" draw:text-style-name="P1" draw:layer="layout" draw:type="curve" svg:x1="9.542cm" svg:y1="6.515cm" svg:x2="4.527cm" svg:y2="8.115cm" draw:start-shape="id15" draw:start-glue-point="2" draw:end-shape="id10" draw:end-glue-point="0" svg:d="m9542 6515c0 1200-5015 400-5015 1600">
          <text:p/>
        </draw:connector>
      </draw:page>
      <draw:page draw:name="page2" draw:style-name="dp1" draw:master-page-name="Default">
        <draw:rect draw:style-name="gr11" draw:text-style-name="P4" draw:id="id19" draw:layer="layout" svg:width="1.905cm" svg:height="2.54cm" svg:x="2.582cm" svg:y="16.4cm">
          <text:p text:style-name="P1"><text:span text:style-name="T2">POS1</text:span></text:p>
        </draw:rect>
        <draw:rect draw:style-name="gr11" draw:text-style-name="P4" draw:id="id21" draw:layer="layout" svg:width="1.905cm" svg:height="2.54cm" svg:x="5.083cm" svg:y="16.4cm">
          <text:p text:style-name="P1"><text:span text:style-name="T2">POS2</text:span></text:p>
        </draw:rect>
        <draw:rect draw:style-name="gr11" draw:text-style-name="P4" draw:id="id22" draw:layer="layout" svg:width="1.905cm" svg:height="2.54cm" svg:x="7.584cm" svg:y="16.4cm">
          <text:p text:style-name="P1"><text:span text:style-name="T2">POS3</text:span></text:p>
        </draw:rect>
        <draw:rect draw:style-name="gr11" draw:text-style-name="P4" draw:id="id23" draw:layer="layout" svg:width="1.905cm" svg:height="2.54cm" svg:x="13.185cm" svg:y="16.4cm">
          <text:p text:style-name="P1"><text:span text:style-name="T2">POSN</text:span></text:p>
        </draw:rect>
        <draw:frame draw:style-name="gr2" draw:text-style-name="P2" draw:layer="layout" svg:width="1.905cm" svg:height="1.826cm" svg:x="10.503cm" svg:y="16.454cm">
          <draw:text-box>
            <text:p><text:span text:style-name="T1">...</text:span></text:p>
          </draw:text-box>
        </draw:frame>
        <draw:connector draw:style-name="gr10" draw:text-style-name="P1" draw:layer="layout" draw:type="curve" svg:x1="3.534cm" svg:y1="18.94cm" svg:x2="8.742cm" svg:y2="21.955cm" draw:start-shape="id19" draw:start-glue-point="2" draw:end-shape="id20" draw:end-glue-point="0" svg:d="m3534 18940c0 2262 5208 755 5208 3015">
          <text:p/>
        </draw:connector>
        <draw:connector draw:style-name="gr10" draw:text-style-name="P1" draw:layer="layout" draw:type="curve" svg:x1="6.035cm" svg:y1="18.94cm" svg:x2="8.742cm" svg:y2="21.955cm" draw:start-shape="id21" draw:start-glue-point="2" draw:end-shape="id20" draw:end-glue-point="0" svg:d="m6035 18940c0 2262 2707 755 2707 3015">
          <text:p/>
        </draw:connector>
        <draw:connector draw:style-name="gr10" draw:text-style-name="P1" draw:layer="layout" draw:type="curve" svg:x1="8.536cm" svg:y1="18.94cm" svg:x2="8.742cm" svg:y2="21.955cm" draw:start-shape="id22" draw:start-glue-point="2" draw:end-shape="id20" draw:end-glue-point="0" svg:d="m8536 18940c0 2262 206 755 206 3015">
          <text:p/>
        </draw:connector>
        <draw:connector draw:style-name="gr10" draw:text-style-name="P1" draw:layer="layout" draw:type="curve" svg:x1="14.137cm" svg:y1="18.94cm" svg:x2="8.742cm" svg:y2="21.955cm" draw:start-shape="id23" draw:start-glue-point="2" draw:end-shape="id20" draw:end-glue-point="0" svg:d="m14137 18940c0 2262-5395 755-5395 3015">
          <text:p/>
        </draw:connector>
        <draw:rect draw:style-name="gr17" draw:text-style-name="P4" draw:id="id24" draw:layer="layout" svg:width="1.905cm" svg:height="2.54cm" svg:x="2.5cm" svg:y="10.7cm">
          <text:p text:style-name="P1"><text:span text:style-name="T2">T1</text:span></text:p>
        </draw:rect>
        <draw:rect draw:style-name="gr17" draw:text-style-name="P4" draw:id="id25" draw:layer="layout" svg:width="1.905cm" svg:height="2.54cm" svg:x="5.001cm" svg:y="10.7cm">
          <text:p text:style-name="P1"><text:span text:style-name="T2">T2</text:span></text:p>
        </draw:rect>
        <draw:rect draw:style-name="gr17" draw:text-style-name="P4" draw:id="id26" draw:layer="layout" svg:width="1.905cm" svg:height="2.54cm" svg:x="7.502cm" svg:y="10.7cm">
          <text:p text:style-name="P1"><text:span text:style-name="T2">T3</text:span></text:p>
        </draw:rect>
        <draw:rect draw:style-name="gr17" draw:text-style-name="P4" draw:id="id27" draw:layer="layout" svg:width="1.905cm" svg:height="2.54cm" svg:x="13.103cm" svg:y="10.7cm">
          <text:p text:style-name="P1"><text:span text:style-name="T2">TN</text:span></text:p>
        </draw:rect>
        <draw:frame draw:style-name="gr2" draw:text-style-name="P2" draw:layer="layout" svg:width="1.905cm" svg:height="1.826cm" svg:x="10.421cm" svg:y="10.754cm">
          <draw:text-box>
            <text:p><text:span text:style-name="T1">...</text:span></text:p>
          </draw:text-box>
        </draw:frame>
        <draw:connector draw:style-name="gr10" draw:text-style-name="P1" draw:layer="layout" draw:type="curve" svg:x1="3.452cm" svg:y1="13.24cm" svg:x2="3.534cm" svg:y2="16.4cm" draw:start-shape="id24" draw:start-glue-point="2" draw:end-shape="id19" draw:end-glue-point="0" svg:d="m3452 13240c0 2370 82 790 82 3160">
          <text:p/>
        </draw:connector>
        <draw:connector draw:style-name="gr10" draw:text-style-name="P1" draw:layer="layout" draw:type="curve" svg:x1="5.953cm" svg:y1="13.24cm" svg:x2="3.534cm" svg:y2="16.4cm" draw:start-shape="id25" draw:start-glue-point="2" draw:end-shape="id19" draw:end-glue-point="0" svg:d="m5953 13240c0 2370-2419 790-2419 3160">
          <text:p/>
        </draw:connector>
        <draw:connector draw:style-name="gr10" draw:text-style-name="P1" draw:layer="layout" draw:type="curve" svg:x1="8.454cm" svg:y1="13.24cm" svg:x2="3.534cm" svg:y2="16.4cm" draw:start-shape="id26" draw:start-glue-point="2" draw:end-shape="id19" draw:end-glue-point="0" svg:d="m8454 13240c0 2370-4920 790-4920 3160">
          <text:p/>
        </draw:connector>
        <draw:connector draw:style-name="gr10" draw:text-style-name="P1" draw:layer="layout" draw:type="curve" svg:x1="14.055cm" svg:y1="13.24cm" svg:x2="3.534cm" svg:y2="16.4cm" draw:start-shape="id27" draw:start-glue-point="2" draw:end-shape="id19" draw:end-glue-point="0" svg:d="m14055 13240c0 2370-10521 790-10521 3160">
          <text:p/>
        </draw:connector>
        <draw:rect draw:style-name="gr18" draw:text-style-name="P4" draw:id="id28" draw:layer="layout" svg:width="1.905cm" svg:height="1.905cm" svg:x="2.5cm" svg:y="7.355cm">
          <text:p text:style-name="P1"><text:span text:style-name="T2">P</text:span></text:p>
        </draw:rect>
        <draw:rect draw:style-name="gr18" draw:text-style-name="P4" draw:id="id29" draw:layer="layout" svg:width="1.905cm" svg:height="1.905cm" svg:x="5.001cm" svg:y="7.356cm">
          <text:p text:style-name="P1"><text:span text:style-name="T2">P</text:span></text:p>
        </draw:rect>
        <draw:rect draw:style-name="gr18" draw:text-style-name="P4" draw:id="id30" draw:layer="layout" svg:width="1.905cm" svg:height="1.905cm" svg:x="7.502cm" svg:y="7.357cm">
          <text:p text:style-name="P1"><text:span text:style-name="T2">P</text:span></text:p>
        </draw:rect>
        <draw:rect draw:style-name="gr18" draw:text-style-name="P4" draw:id="id31" draw:layer="layout" svg:width="1.905cm" svg:height="1.905cm" svg:x="13.103cm" svg:y="7.358cm">
          <text:p text:style-name="P1"><text:span text:style-name="T2">P</text:span></text:p>
        </draw:rect>
        <draw:connector draw:style-name="gr5" draw:text-style-name="P1" draw:layer="layout" svg:x1="3.452cm" svg:y1="9.26cm" svg:x2="3.452cm" svg:y2="10.7cm" draw:start-shape="id28" draw:start-glue-point="2" draw:end-shape="id24" draw:end-glue-point="0" svg:d="m3452 9260v1440">
          <text:p/>
        </draw:connector>
        <draw:connector draw:style-name="gr5" draw:text-style-name="P1" draw:layer="layout" svg:x1="5.953cm" svg:y1="9.261cm" svg:x2="5.953cm" svg:y2="10.7cm" draw:start-shape="id29" draw:start-glue-point="2" draw:end-shape="id25" draw:end-glue-point="0" svg:d="m5953 9261v1439">
          <text:p/>
        </draw:connector>
        <draw:connector draw:style-name="gr5" draw:text-style-name="P1" draw:layer="layout" svg:x1="8.454cm" svg:y1="9.262cm" svg:x2="8.454cm" svg:y2="10.7cm" draw:start-shape="id30" draw:start-glue-point="2" draw:end-shape="id26" draw:end-glue-point="0" svg:d="m8454 9262v1438">
          <text:p/>
        </draw:connector>
        <draw:connector draw:style-name="gr5" draw:text-style-name="P1" draw:layer="layout" svg:x1="14.055cm" svg:y1="9.263cm" svg:x2="14.055cm" svg:y2="10.7cm" draw:start-shape="id31" draw:start-glue-point="2" draw:end-shape="id27" draw:end-glue-point="0" svg:d="m14055 9263v1437">
          <text:p/>
        </draw:connector>
        <draw:rect draw:style-name="gr6" draw:text-style-name="P1" draw:layer="layout" svg:width="19.59cm" svg:height="14.605cm" svg:x="1cm" svg:y="5.62cm">
          <text:p/>
        </draw:rect>
        <draw:frame draw:style-name="gr2" draw:text-style-name="P3" draw:layer="layout" svg:width="3.81cm" svg:height="1.27cm" svg:x="8.84cm" svg:y="5.99cm">
          <draw:text-box>
            <text:p><text:span text:style-name="T2">Client Side</text:span></text:p>
          </draw:text-box>
        </draw:frame>
        <draw:frame draw:style-name="gr12" draw:text-style-name="P3" draw:layer="layout" svg:width="3.81cm" svg:height="1.52cm" svg:x="16.24cm" svg:y="7.985cm">
          <draw:text-box>
            <text:p><text:span text:style-name="T2">Printers</text:span></text:p>
          </draw:text-box>
        </draw:frame>
        <draw:frame draw:style-name="gr12" draw:text-style-name="P3" draw:layer="layout" svg:width="3.81cm" svg:height="1.52cm" svg:x="16.04cm" svg:y="11.56cm">
          <draw:text-box>
            <text:p><text:span text:style-name="T2">Terminals</text:span></text:p>
          </draw:text-box>
        </draw:frame>
        <draw:frame draw:style-name="gr14" draw:text-style-name="P3" draw:layer="layout" svg:width="4.35cm" svg:height="2.155cm" svg:x="15.84cm" svg:y="17.175cm">
          <draw:text-box>
            <text:p><text:span text:style-name="T2">POS Servers</text:span></text:p>
          </draw:text-box>
        </draw:frame>
        <draw:frame draw:style-name="gr12" draw:text-style-name="P3" draw:layer="layout" svg:width="6.985cm" svg:height="1.52cm" svg:x="6.355cm" svg:y="23.595cm">
          <draw:text-box>
            <text:p><text:span text:style-name="T2">Load Balancer</text:span></text:p>
          </draw:text-box>
        </draw:frame>
        <draw:custom-shape draw:style-name="gr15" draw:text-style-name="P4" draw:id="id20" draw:layer="layout" svg:width="5.715cm" svg:height="1.27cm" svg:x="5.885cm" svg:y="21.955cm"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rect draw:style-name="gr11" draw:text-style-name="P4" draw:id="id34" draw:layer="layout" svg:width="1.905cm" svg:height="2.54cm" svg:x="7.75cm" svg:y="3.47cm">
          <text:p text:style-name="P1"><text:span text:style-name="T2">POS</text:span></text:p>
        </draw:rect>
        <draw:rect draw:style-name="gr17" draw:text-style-name="P4" draw:id="id32" draw:layer="layout" svg:width="1.905cm" svg:height="2.54cm" svg:x="1.47cm" svg:y="3.47cm">
          <text:p text:style-name="P1"><text:span text:style-name="T2">T</text:span></text:p>
        </draw:rect>
        <draw:rect draw:style-name="gr18" draw:text-style-name="P4" draw:id="id33" draw:layer="layout" svg:width="1.905cm" svg:height="1.905cm" svg:x="1.47cm" svg:y="8.55cm">
          <text:p text:style-name="P1"><text:span text:style-name="T2">P</text:span></text:p>
        </draw:rect>
        <draw:connector draw:style-name="gr19" draw:text-style-name="P1" draw:layer="layout" draw:type="curve" svg:x1="2.422cm" svg:y1="6.01cm" svg:x2="2.422cm" svg:y2="8.55cm" draw:start-shape="id32" draw:start-glue-point="2" draw:end-shape="id33" draw:end-glue-point="0" svg:d="m2422 6010v2540">
          <text:p/>
        </draw:connector>
        <draw:frame draw:style-name="gr20" draw:text-style-name="P3" draw:layer="layout" svg:width="3.175cm" svg:height="2.384cm" svg:x="2.71cm" svg:y="6.145cm">
          <draw:text-box>
            <text:p><text:span text:style-name="T2">Cashier Prints Receipt</text:span></text:p>
          </draw:text-box>
        </draw:frame>
        <draw:connector draw:style-name="gr19" draw:text-style-name="P1" draw:layer="layout" draw:type="curve" svg:x1="3.375cm" svg:y1="4.74cm" svg:x2="7.75cm" svg:y2="4.74cm" draw:start-shape="id32" draw:start-glue-point="1" draw:end-shape="id34" draw:end-glue-point="3" svg:d="m3375 4740h4375">
          <text:p/>
        </draw:connector>
        <draw:frame draw:style-name="gr21" draw:text-style-name="P3" draw:layer="layout" svg:width="4.445cm" svg:height="2.79cm" svg:x="3.575cm" svg:y="2.035cm">
          <draw:text-box>
            <text:p><text:span text:style-name="T2">Receipt is sent to the POS Server</text:span></text:p>
          </draw:text-box>
        </draw:frame>
        <draw:rect draw:style-name="gr4" draw:text-style-name="P4" draw:id="id36" draw:layer="layout" svg:width="1.905cm" svg:height="2.54cm" svg:x="14.17cm" svg:y="7.14cm">
          <text:p text:style-name="P1"><text:span text:style-name="T2">RP</text:span></text:p>
        </draw:rect>
        <draw:connector draw:style-name="gr19" draw:text-style-name="P1" draw:layer="layout" draw:type="curve" svg:x1="9.655cm" svg:y1="4.74cm" svg:x2="14.335cm" svg:y2="3.24cm" draw:start-shape="id34" draw:start-glue-point="1" draw:end-shape="id35" draw:end-glue-point="3" svg:d="m9655 4740c3510 0 1170-1500 4680-1500">
          <text:p/>
        </draw:connector>
        <draw:frame draw:style-name="gr21" draw:text-style-name="P3" draw:layer="layout" svg:width="5.029cm" svg:height="2.79cm" svg:x="10.276cm" svg:y="1.035cm">
          <draw:text-box>
            <text:p><text:span text:style-name="T2">Receipt is sent to a Load Balancer</text:span></text:p>
          </draw:text-box>
        </draw:frame>
        <draw:rect draw:style-name="gr6" draw:text-style-name="P1" draw:layer="layout" svg:width="8.89cm" svg:height="10.16cm" svg:x="1cm" svg:y="1cm">
          <text:p/>
        </draw:rect>
        <draw:frame draw:style-name="gr2" draw:text-style-name="P3" draw:layer="layout" svg:width="3.81cm" svg:height="1.27cm" svg:x="5.445cm" svg:y="9.755cm">
          <draw:text-box>
            <text:p><text:span text:style-name="T2">Client Side</text:span></text:p>
          </draw:text-box>
        </draw:frame>
        <draw:ellipse draw:style-name="gr22" draw:text-style-name="P4" draw:id="id37" draw:layer="layout" svg:width="2.445cm" svg:height="1.905cm" svg:x="17.545cm" svg:y="7.475cm">
          <text:p text:style-name="P1"><text:span text:style-name="T2">OCR</text:span></text:p>
        </draw:ellipse>
        <draw:connector draw:style-name="gr10" draw:text-style-name="P1" draw:layer="layout" draw:type="curve" svg:x1="16.075cm" svg:y1="8.41cm" svg:x2="17.545cm" svg:y2="8.427cm" draw:start-shape="id36" draw:start-glue-point="1" draw:end-shape="id37" draw:end-glue-point="3" svg:d="m16075 8410c1102 0 368 17 1470 17">
          <text:p/>
        </draw:connector>
        <draw:frame draw:style-name="gr23" draw:text-style-name="P3" draw:layer="layout" svg:width="3.715cm" svg:height="1.905cm" svg:x="17.075cm" svg:y="9.58cm">
          <draw:text-box>
            <text:p><text:span text:style-name="T2">Receipt is tokenized</text:span></text:p>
          </draw:text-box>
        </draw:frame>
        <draw:ellipse draw:style-name="gr22" draw:text-style-name="P4" draw:id="id39" draw:layer="layout" svg:width="2.445cm" svg:height="1.905cm" svg:x="14cm" svg:y="16.44cm">
          <text:p text:style-name="P1"><text:span text:style-name="T2">MSH</text:span></text:p>
        </draw:ellipse>
        <draw:frame draw:style-name="gr24" draw:text-style-name="P3" draw:layer="layout" svg:width="3.81cm" svg:height="3.425cm" svg:x="7.825cm" svg:y="11.68cm">
          <draw:text-box>
            <text:p><text:span text:style-name="T2">The MySql Master receives the tokens</text:span></text:p>
          </draw:text-box>
        </draw:frame>
        <draw:rect draw:style-name="gr8" draw:text-style-name="P4" draw:id="id38" draw:layer="layout" svg:width="6.985cm" svg:height="3.175cm" svg:x="11.695cm" svg:y="11.69cm">
          <text:p text:style-name="P1"><text:span text:style-name="T2">MySql Master</text:span></text:p>
        </draw:rect>
        <draw:connector draw:style-name="gr19" draw:text-style-name="P1" draw:layer="layout" draw:type="curve" svg:x1="15.122cm" svg:y1="9.68cm" svg:x2="15.187cm" svg:y2="11.69cm" draw:start-shape="id36" draw:start-glue-point="2" draw:end-shape="id38" svg:d="m15122 9680c0 1507 65 503 65 2010">
          <text:p/>
        </draw:connector>
        <draw:connector draw:style-name="gr19" draw:text-style-name="P1" draw:layer="layout" draw:type="curve" svg:x1="15.187cm" svg:y1="14.865cm" svg:x2="15.222cm" svg:y2="16.44cm" draw:start-shape="id38" draw:start-glue-point="2" draw:end-shape="id39" draw:end-glue-point="0" svg:d="m15187 14865c0 1182 35 395 35 1575">
          <text:p/>
        </draw:connector>
        <draw:frame draw:style-name="gr24" draw:text-style-name="P3" draw:layer="layout" svg:width="4.445cm" svg:height="3.806cm" svg:x="9.485cm" svg:y="15.1cm">
          <draw:text-box>
            <text:p><text:span text:style-name="T2">The MySql Handler inserts the data into the database</text:span></text:p>
          </draw:text-box>
        </draw:frame>
        <draw:connector draw:style-name="gr19" draw:text-style-name="P1" draw:layer="layout" draw:type="curve" svg:x1="15.222cm" svg:y1="18.345cm" svg:x2="9.034cm" svg:y2="20.05cm" draw:start-shape="id39" draw:start-glue-point="2" draw:end-shape="id40" draw:end-glue-point="0" svg:d="m15222 18345c0 1279-6188 427-6188 1705">
          <text:p/>
        </draw:connector>
        <draw:frame draw:style-name="gr25" draw:text-style-name="P3" draw:layer="layout" svg:width="5.715cm" svg:height="3.175cm" svg:x="2.492cm" svg:y="20.32cm">
          <draw:text-box>
            <text:p><text:span text:style-name="T2">The data is sent to multiple MySql storage nodes</text:span></text:p>
          </draw:text-box>
        </draw:frame>
        <draw:custom-shape draw:style-name="gr1" draw:text-style-name="P1" draw:id="id41" draw:layer="layout" svg:width="1.27cm" svg:height="1.905cm" svg:x="8.41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3" draw:layer="layout" svg:width="1.27cm" svg:height="1.905cm" svg:x="10.85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5" draw:layer="layout" svg:width="1.27cm" svg:height="1.905cm" svg:x="13.39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7" draw:layer="layout" svg:width="1.27cm" svg:height="1.905cm" svg:x="18.97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4cm">
          <draw:text-box>
            <text:p><text:span text:style-name="T1">...</text:span></text:p>
          </draw:text-box>
        </draw:frame>
        <draw:rect draw:style-name="gr4" draw:text-style-name="P4" draw:id="id40" draw:layer="layout" svg:width="1.905cm" svg:height="2.54cm" svg:x="8.082cm" svg:y="20.05cm">
          <text:p text:style-name="P1"><text:span text:style-name="T2">M1</text:span></text:p>
        </draw:rect>
        <draw:rect draw:style-name="gr4" draw:text-style-name="P4" draw:id="id42" draw:layer="layout" svg:width="1.905cm" svg:height="2.54cm" svg:x="10.583cm" svg:y="20.05cm">
          <text:p text:style-name="P1"><text:span text:style-name="T2">M2</text:span></text:p>
        </draw:rect>
        <draw:rect draw:style-name="gr4" draw:text-style-name="P4" draw:id="id44" draw:layer="layout" svg:width="1.905cm" svg:height="2.54cm" svg:x="13.084cm" svg:y="20.05cm">
          <text:p text:style-name="P1"><text:span text:style-name="T2">M3</text:span></text:p>
        </draw:rect>
        <draw:rect draw:style-name="gr4" draw:text-style-name="P4" draw:id="id46" draw:layer="layout" svg:width="1.905cm" svg:height="2.54cm" svg:x="18.685cm" svg:y="20.05cm">
          <text:p text:style-name="P1"><text:span text:style-name="T2">MN</text:span></text:p>
        </draw:rect>
        <draw:frame draw:style-name="gr2" draw:text-style-name="P2" draw:layer="layout" svg:width="1.905cm" svg:height="1.826cm" svg:x="16.003cm" svg:y="20.104cm">
          <draw:text-box>
            <text:p><text:span text:style-name="T1">...</text:span></text:p>
          </draw:text-box>
        </draw:frame>
        <draw:connector draw:style-name="gr5" draw:text-style-name="P1" draw:layer="layout" svg:x1="9.034cm" svg:y1="22.59cm" svg:x2="9.046cm" svg:y2="23.86cm" draw:start-shape="id40" draw:start-glue-point="2" draw:end-shape="id41" draw:end-glue-point="5" svg:d="m9034 22590v635h12v635">
          <text:p/>
        </draw:connector>
        <draw:connector draw:style-name="gr5" draw:text-style-name="P1" draw:layer="layout" svg:x1="11.535cm" svg:y1="22.59cm" svg:x2="11.486cm" svg:y2="23.86cm" draw:start-shape="id42" draw:start-glue-point="2" draw:end-shape="id43" draw:end-glue-point="5" svg:d="m11535 22590v635h-49v635">
          <text:p/>
        </draw:connector>
        <draw:connector draw:style-name="gr5" draw:text-style-name="P1" draw:layer="layout" svg:x1="14.036cm" svg:y1="22.59cm" svg:x2="14.026cm" svg:y2="23.86cm" draw:start-shape="id44" draw:start-glue-point="2" draw:end-shape="id45" draw:end-glue-point="5" svg:d="m14036 22590v635h-10v635">
          <text:p/>
        </draw:connector>
        <draw:connector draw:style-name="gr5" draw:text-style-name="P1" draw:layer="layout" svg:x1="19.637cm" svg:y1="22.59cm" svg:x2="19.606cm" svg:y2="23.86cm" draw:start-shape="id46" draw:start-glue-point="2" draw:end-shape="id47" draw:end-glue-point="5" svg:d="m19637 22590v635h-31v635">
          <text:p/>
        </draw:connector>
        <draw:connector draw:style-name="gr19" draw:text-style-name="P1" draw:layer="layout" draw:type="curve" svg:x1="15.222cm" svg:y1="18.345cm" svg:x2="11.535cm" svg:y2="20.05cm" draw:start-shape="id39" draw:start-glue-point="2" draw:end-shape="id42" draw:end-glue-point="0" svg:d="m15222 18345c0 1279-3687 427-3687 1705">
          <text:p/>
        </draw:connector>
        <draw:connector draw:style-name="gr19" draw:text-style-name="P1" draw:layer="layout" draw:type="curve" svg:x1="15.222cm" svg:y1="18.345cm" svg:x2="14.036cm" svg:y2="20.05cm" draw:start-shape="id39" draw:start-glue-point="2" draw:end-shape="id44" draw:end-glue-point="0" svg:d="m15222 18345c0 1279-1186 427-1186 1705">
          <text:p/>
        </draw:connector>
        <draw:connector draw:style-name="gr19" draw:text-style-name="P1" draw:layer="layout" draw:type="curve" svg:x1="15.222cm" svg:y1="18.345cm" svg:x2="19.637cm" svg:y2="20.05cm" draw:start-shape="id39" draw:start-glue-point="2" draw:end-shape="id46" draw:end-glue-point="0" svg:d="m15222 18345c0 1279 4415 427 4415 1705">
          <text:p/>
        </draw:connector>
        <draw:frame draw:style-name="gr7" draw:text-style-name="P3" draw:layer="layout" svg:width="5.715cm" svg:height="1.52cm" svg:x="3.54cm" svg:y="15.085cm">
          <draw:text-box>
            <text:p><text:span text:style-name="T2">Server Side</text:span></text:p>
          </draw:text-box>
        </draw:frame>
        <draw:custom-shape draw:style-name="gr15" draw:text-style-name="P4" draw:id="id35" draw:layer="layout" svg:width="5.715cm" svg:height="1.27cm" svg:x="14.335cm" svg:y="2.605cm"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curve" svg:x1="17.192cm" svg:y1="3.875cm" svg:x2="15.122cm" svg:y2="7.14cm" draw:start-shape="id35" draw:start-glue-point="2" draw:end-shape="id36" draw:end-glue-point="0" svg:d="m17192 3875c0 2449-2070 817-2070 3265">
          <text:p/>
        </draw:connector>
        <draw:frame draw:style-name="gr21" draw:text-style-name="P3" draw:layer="layout" svg:width="5.029cm" svg:height="2.79cm" svg:x="10.077cm" svg:y="6.135cm">
          <draw:text-box>
            <text:p><text:span text:style-name="T2">Receipt is sent to a receipt processor</text:span></text:p>
          </draw:text-box>
        </draw:frame>
      </draw:page>
      <draw:page draw:name="page4" draw:style-name="dp1" draw:master-page-name="Default">
        <draw:rect draw:style-name="gr4" draw:text-style-name="P4" draw:id="id50" draw:layer="layout" svg:width="1.905cm" svg:height="2.54cm" svg:x="11.27cm" svg:y="4.941cm">
          <text:p text:style-name="P1"><text:span text:style-name="T2">RP</text:span></text:p>
        </draw:rect>
        <draw:connector draw:style-name="gr19" draw:text-style-name="P1" draw:layer="layout" draw:type="curve" svg:x1="8.495cm" svg:y1="4.892cm" svg:x2="11.135cm" svg:y2="2.17cm" draw:start-shape="id48" draw:start-glue-point="1" draw:end-shape="id49" svg:d="m8495 4892c1980 0 660-2722 2640-2722">
          <text:p/>
        </draw:connector>
        <draw:frame draw:style-name="gr21" draw:text-style-name="P3" draw:layer="layout" svg:width="5.029cm" svg:height="2.79cm" svg:x="13.961cm" svg:y="2.77cm">
          <draw:text-box>
            <text:p><text:span text:style-name="T2">The request is sent to the gateway</text:span></text:p>
          </draw:text-box>
        </draw:frame>
        <draw:ellipse draw:style-name="gr22" draw:text-style-name="P4" draw:id="id61" draw:layer="layout" svg:width="2.445cm" svg:height="1.905cm" svg:x="11.6cm" svg:y="15.741cm">
          <text:p text:style-name="P1"><text:span text:style-name="T2">MSH</text:span></text:p>
        </draw:ellipse>
        <draw:frame draw:style-name="gr24" draw:text-style-name="P3" draw:layer="layout" svg:width="4.51cm" svg:height="3.425cm" svg:x="16.505cm" svg:y="9.965cm">
          <draw:text-box>
            <text:p><text:span text:style-name="T2">The MySql Master receives the request</text:span></text:p>
          </draw:text-box>
        </draw:frame>
        <draw:rect draw:style-name="gr8" draw:text-style-name="P4" draw:id="id51" draw:layer="layout" svg:width="6.985cm" svg:height="3.175cm" svg:x="9.295cm" svg:y="9.991cm">
          <text:p text:style-name="P1"><text:span text:style-name="T2">MySql Master</text:span></text:p>
        </draw:rect>
        <draw:connector draw:style-name="gr19" draw:text-style-name="P1" draw:layer="layout" draw:type="curve" svg:x1="12.222cm" svg:y1="7.481cm" svg:x2="12.787cm" svg:y2="9.991cm" draw:start-shape="id50" draw:start-glue-point="2" draw:end-shape="id51" draw:end-glue-point="0" svg:d="m12222 7481c0 1882 565 628 565 2510">
          <text:p/>
        </draw:connector>
        <draw:frame draw:style-name="gr24" draw:text-style-name="P3" draw:layer="layout" svg:width="4.445cm" svg:height="3.806cm" svg:x="6.785cm" svg:y="14.801cm">
          <draw:text-box>
            <text:p><text:span text:style-name="T2">The MySql Handler requests the data from the database</text:span></text:p>
          </draw:text-box>
        </draw:frame>
        <draw:frame draw:style-name="gr25" draw:text-style-name="P3" draw:layer="layout" svg:width="4.858cm" svg:height="3.175cm" svg:x="2.492cm" svg:y="20.321cm">
          <draw:text-box>
            <text:p><text:span text:style-name="T2">The data is retrieved from a storage node.</text:span></text:p>
          </draw:text-box>
        </draw:frame>
        <draw:custom-shape draw:style-name="gr1" draw:text-style-name="P1" draw:id="id53" draw:layer="layout" svg:width="1.27cm" svg:height="1.905cm" svg:x="8.41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5" draw:layer="layout" svg:width="1.27cm" svg:height="1.905cm" svg:x="10.85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7" draw:layer="layout" svg:width="1.27cm" svg:height="1.905cm" svg:x="13.39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9" draw:layer="layout" svg:width="1.27cm" svg:height="1.905cm" svg:x="18.97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5cm">
          <draw:text-box>
            <text:p><text:span text:style-name="T1">...</text:span></text:p>
          </draw:text-box>
        </draw:frame>
        <draw:rect draw:style-name="gr4" draw:text-style-name="P4" draw:id="id52" draw:layer="layout" svg:width="1.905cm" svg:height="2.54cm" svg:x="8.082cm" svg:y="20.051cm">
          <text:p text:style-name="P1"><text:span text:style-name="T2">M1</text:span></text:p>
        </draw:rect>
        <draw:rect draw:style-name="gr4" draw:text-style-name="P4" draw:id="id54" draw:layer="layout" svg:width="1.905cm" svg:height="2.54cm" svg:x="10.583cm" svg:y="20.051cm">
          <text:p text:style-name="P1"><text:span text:style-name="T2">M2</text:span></text:p>
        </draw:rect>
        <draw:rect draw:style-name="gr4" draw:text-style-name="P4" draw:id="id56" draw:layer="layout" svg:width="1.905cm" svg:height="2.54cm" svg:x="13.084cm" svg:y="20.051cm">
          <text:p text:style-name="P1"><text:span text:style-name="T2">M3</text:span></text:p>
        </draw:rect>
        <draw:rect draw:style-name="gr4" draw:text-style-name="P4" draw:id="id58" draw:layer="layout" svg:width="1.905cm" svg:height="2.54cm" svg:x="18.685cm" svg:y="20.051cm">
          <text:p text:style-name="P1"><text:span text:style-name="T2">MN</text:span></text:p>
        </draw:rect>
        <draw:frame draw:style-name="gr2" draw:text-style-name="P2" draw:layer="layout" svg:width="1.905cm" svg:height="1.826cm" svg:x="16.003cm" svg:y="20.105cm">
          <draw:text-box>
            <text:p><text:span text:style-name="T1">...</text:span></text:p>
          </draw:text-box>
        </draw:frame>
        <draw:connector draw:style-name="gr5" draw:text-style-name="P1" draw:layer="layout" svg:x1="9.034cm" svg:y1="22.591cm" svg:x2="9.046cm" svg:y2="23.861cm" draw:start-shape="id52" draw:start-glue-point="2" draw:end-shape="id53" draw:end-glue-point="5" svg:d="m9034 22591v635h12v635">
          <text:p/>
        </draw:connector>
        <draw:connector draw:style-name="gr5" draw:text-style-name="P1" draw:layer="layout" svg:x1="11.535cm" svg:y1="22.591cm" svg:x2="11.486cm" svg:y2="23.861cm" draw:start-shape="id54" draw:start-glue-point="2" draw:end-shape="id55" draw:end-glue-point="5" svg:d="m11535 22591v635h-49v635">
          <text:p/>
        </draw:connector>
        <draw:connector draw:style-name="gr5" draw:text-style-name="P1" draw:layer="layout" svg:x1="14.036cm" svg:y1="22.591cm" svg:x2="14.026cm" svg:y2="23.861cm" draw:start-shape="id56" draw:start-glue-point="2" draw:end-shape="id57" draw:end-glue-point="5" svg:d="m14036 22591v635h-10v635">
          <text:p/>
        </draw:connector>
        <draw:connector draw:style-name="gr5" draw:text-style-name="P1" draw:layer="layout" svg:x1="19.637cm" svg:y1="22.591cm" svg:x2="19.606cm" svg:y2="23.861cm" draw:start-shape="id58" draw:start-glue-point="2" draw:end-shape="id59" draw:end-glue-point="5" svg:d="m19637 22591v635h-31v635">
          <text:p/>
        </draw:connector>
        <draw:ellipse draw:style-name="gr27" draw:text-style-name="P4" draw:id="id60" draw:layer="layout" svg:width="3.175cm" svg:height="1.905cm" svg:x="1cm" svg:y="3.74cm">
          <text:p text:style-name="P1"><text:span text:style-name="T2">UI</text:span></text:p>
        </draw:ellipse>
        <draw:ellipse draw:style-name="gr22" draw:text-style-name="P4" draw:id="id48" draw:layer="layout" svg:width="2.445cm" svg:height="1.905cm" svg:x="6.05cm" svg:y="3.94cm">
          <text:p text:style-name="P1"><text:span text:style-name="T2">WS</text:span></text:p>
        </draw:ellipse>
        <draw:connector draw:style-name="gr19" draw:text-style-name="P1" draw:layer="layout" draw:type="curve" svg:x1="4.175cm" svg:y1="4.692cm" svg:x2="7.272cm" svg:y2="3.94cm" draw:start-shape="id60" draw:start-glue-point="1" draw:end-shape="id48" draw:end-glue-point="0" svg:d="m4175 4692c1407 0 1172-626 1595-1002s1502-500 1502 250">
          <text:p/>
        </draw:connector>
        <draw:frame draw:style-name="gr21" draw:text-style-name="P3" draw:layer="layout" svg:width="6.35cm" svg:height="2.79cm" svg:x="1.635cm" svg:y="1.635cm">
          <draw:text-box>
            <text:p><text:span text:style-name="T2">The customer requests a receipt</text:span></text:p>
          </draw:text-box>
        </draw:frame>
        <draw:connector draw:style-name="gr10" draw:text-style-name="P1" draw:layer="layout" draw:type="curve" svg:x1="12.822cm" svg:y1="17.646cm" svg:x2="9.034cm" svg:y2="20.051cm" draw:start-shape="id61" draw:start-glue-point="2" draw:end-shape="id52" draw:end-glue-point="0" svg:d="m12822 17646c0 1804-3788 602-3788 2405">
          <text:p/>
        </draw:connector>
        <draw:connector draw:style-name="gr10" draw:text-style-name="P1" draw:layer="layout" draw:type="curve" svg:x1="11.535cm" svg:y1="20.051cm" svg:x2="12.822cm" svg:y2="17.646cm" draw:start-shape="id54" draw:start-glue-point="0" draw:end-shape="id61" draw:end-glue-point="2" svg:d="m11535 20051c0-1803 1287-601 1287-2405">
          <text:p/>
        </draw:connector>
        <draw:connector draw:style-name="gr10" draw:text-style-name="P1" draw:layer="layout" draw:type="curve" svg:x1="14.036cm" svg:y1="20.051cm" svg:x2="12.822cm" svg:y2="17.646cm" draw:start-shape="id56" draw:start-glue-point="0" draw:end-shape="id61" draw:end-glue-point="2" svg:d="m14036 20051c0-1803-1214-601-1214-2405">
          <text:p/>
        </draw:connector>
        <draw:connector draw:style-name="gr10" draw:text-style-name="P1" draw:layer="layout" draw:type="curve" svg:x1="12.822cm" svg:y1="17.646cm" svg:x2="19.637cm" svg:y2="20.051cm" draw:start-shape="id61" draw:start-glue-point="2" draw:end-shape="id58" draw:end-glue-point="0" svg:d="m12822 17646c0 1804 6815 602 6815 2405">
          <text:p/>
        </draw:connector>
        <draw:connector draw:style-name="gr10" draw:text-style-name="P1" draw:layer="layout" draw:type="curve" svg:x1="12.787cm" svg:y1="13.166cm" svg:x2="12.822cm" svg:y2="15.741cm" draw:start-shape="id51" draw:start-glue-point="2" draw:end-shape="id61" draw:end-glue-point="0" svg:d="m12787 13166c0 1932 35 645 35 2575">
          <text:p/>
        </draw:connector>
        <draw:line draw:style-name="gr19" draw:text-style-name="P1" draw:layer="layout" svg:x1="11.935cm" svg:y1="9.99cm" svg:x2="11.935cm" svg:y2="7.45cm">
          <text:p/>
        </draw:line>
        <draw:frame draw:style-name="gr24" draw:text-style-name="P3" draw:layer="layout" svg:width="5.28cm" svg:height="3.425cm" svg:x="4.42cm" svg:y="9.98cm">
          <draw:text-box>
            <text:p><text:span text:style-name="T2">The MySql Master returns the data</text:span></text:p>
          </draw:text-box>
        </draw:frame>
        <draw:connector draw:style-name="gr19" draw:text-style-name="P1" draw:layer="layout" draw:type="curve" svg:x1="11.074cm" svg:y1="2.842cm" svg:x2="7.272cm" svg:y2="5.845cm" draw:end-shape="id48" draw:end-glue-point="2" svg:d="m11074 2842c0 5254-3802 3753-3802 3003">
          <text:p/>
        </draw:connector>
        <draw:connector draw:style-name="gr19" draw:text-style-name="P1" draw:layer="layout" draw:type="curve" svg:x1="6.05cm" svg:y1="4.892cm" svg:x2="2.587cm" svg:y2="5.645cm" draw:start-shape="id48" draw:start-glue-point="3" draw:end-shape="id60" draw:end-glue-point="2" svg:d="m6050 4892c-1405 0-1171 627-1685 1003s-1778 500-1778-250">
          <text:p/>
        </draw:connector>
        <draw:frame draw:style-name="gr21" draw:text-style-name="P3" draw:layer="layout" svg:width="5.715cm" svg:height="2.79cm" svg:x="2.905cm" svg:y="6.315cm">
          <draw:text-box>
            <text:p><text:span text:style-name="T2">The webserver displays the data to the user</text:span></text:p>
          </draw:text-box>
        </draw:frame>
        <draw:custom-shape draw:style-name="gr15" draw:text-style-name="P4" draw:id="id49" draw:layer="layout" svg:width="5.715cm" svg:height="1.27cm" svg:x="11.135cm" svg:y="1.535cm"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2cm" svg:y1="3.005cm" svg:x2="12cm" svg:y2="4.91cm">
          <text:p/>
        </draw:line>
        <draw:line draw:style-name="gr26" draw:text-style-name="P1" draw:layer="layout" svg:x1="12.605cm" svg:y1="4.81cm" svg:x2="12.605cm" svg:y2="2.77cm">
          <text:p/>
        </draw:line>
        <draw:frame draw:style-name="gr21" draw:text-style-name="P3" draw:layer="layout" svg:width="5.953cm" svg:height="2.79cm" svg:x="13.362cm" svg:y="5.67cm">
          <draw:text-box>
            <text:p><text:span text:style-name="T2">The request is sent to a receipt processor.</text:span></text:p>
          </draw:text-box>
        </draw:frame>
      </draw:page>
      <draw:page draw:name="page5" draw:style-name="dp1" draw:master-page-name="Default">
        <draw:custom-shape draw:style-name="gr28" draw:text-style-name="P4" draw:id="id63" draw:layer="layout" svg:width="3.44cm" svg:height="1.27cm" svg:x="3.575cm" svg:y="3.84cm">
          <text:p text:style-name="P1"><text:span text:style-name="T2">Gateway</text:span></text:p>
          <draw:enhanced-geometry svg:viewBox="0 0 21600 21600" draw:type="rectangle" draw:enhanced-path="M 0 0 L 21600 0 21600 21600 0 21600 0 0 Z N"/>
        </draw:custom-shape>
        <draw:rect draw:style-name="gr29" draw:text-style-name="P4" draw:id="id62" draw:layer="layout" svg:width="1.905cm" svg:height="2.54cm" svg:x="1.039cm" svg:y="1cm">
          <text:p text:style-name="P1"><text:span text:style-name="T2">POS1</text:span></text:p>
        </draw:rect>
        <draw:rect draw:style-name="gr29" draw:text-style-name="P4" draw:id="id64" draw:layer="layout" svg:width="1.905cm" svg:height="2.54cm" svg:x="1cm" svg:y="5.275cm">
          <text:p text:style-name="P1"><text:span text:style-name="T2">POS2</text:span></text:p>
        </draw:rect>
        <draw:custom-shape draw:style-name="gr28" draw:text-style-name="P1" draw:id="id71" draw:layer="layout" svg:width="1.27cm" svg:height="1.905cm" svg:x="19.28cm" svg:y="5.61cm">
          <text:p text:style-name="P1">``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1" draw:id="id70" draw:layer="layout" svg:width="1.27cm" svg:height="1.905cm" svg:x="19.28cm" svg:y="1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4" draw:id="id69" draw:layer="layout" svg:width="1.905cm" svg:height="2.54cm" svg:x="16.474cm" svg:y="1cm">
          <text:p text:style-name="P1"><text:span text:style-name="T2">M1</text:span></text:p>
        </draw:rect>
        <draw:rect draw:style-name="gr31" draw:text-style-name="P4" draw:id="id68" draw:layer="layout" svg:width="1.905cm" svg:height="2.54cm" svg:x="16.535cm" svg:y="5.31cm">
          <text:p text:style-name="P1"><text:span text:style-name="T2">M2</text:span></text:p>
        </draw:rect>
        <draw:rect draw:style-name="gr32" draw:text-style-name="P4" draw:id="id67" draw:layer="layout" svg:width="5.08cm" svg:height="1.905cm" svg:x="10.555cm" svg:y="3.605cm">
          <text:p text:style-name="P1"><text:span text:style-name="T2">MySql Master</text:span></text:p>
        </draw:rect>
        <draw:rect draw:style-name="gr31" draw:text-style-name="P4" draw:id="id65" draw:layer="layout" svg:width="1.905cm" svg:height="2.54cm" svg:x="7.729cm" svg:y="1cm">
          <text:p text:style-name="P1"><text:span text:style-name="T2">RP1</text:span></text:p>
        </draw:rect>
        <draw:rect draw:style-name="gr31" draw:text-style-name="P4" draw:id="id66" draw:layer="layout" svg:width="1.905cm" svg:height="2.54cm" svg:x="7.79cm" svg:y="5.275cm">
          <text:p text:style-name="P1"><text:span text:style-name="T2">RP2</text:span></text:p>
        </draw:rect>
        <draw:connector draw:style-name="gr33" draw:text-style-name="P1" draw:layer="layout" draw:type="curve" svg:x1="2.944cm" svg:y1="2.27cm" svg:x2="5.295cm" svg:y2="3.84cm" draw:start-shape="id62" draw:start-glue-point="1" draw:end-shape="id63" draw:end-glue-point="0" svg:d="m2944 2270c1568 0 2351 523 2351 1570">
          <text:p/>
        </draw:connector>
        <draw:connector draw:style-name="gr33" draw:text-style-name="P1" draw:layer="layout" draw:type="curve" svg:x1="2.905cm" svg:y1="6.545cm" svg:x2="5.295cm" svg:y2="5.11cm" draw:start-shape="id64" draw:end-shape="id63" draw:end-glue-point="2" svg:d="m2905 6545c1594 0 2390-478 2390-1435">
          <text:p/>
        </draw:connector>
        <draw:connector draw:style-name="gr33" draw:text-style-name="P1" draw:layer="layout" draw:type="curve" svg:x1="5.295cm" svg:y1="3.84cm" svg:x2="7.729cm" svg:y2="2.27cm" draw:start-shape="id63" draw:start-glue-point="0" draw:end-shape="id65" svg:d="m5295 3840c0-1047 811-1570 2434-1570">
          <text:p/>
        </draw:connector>
        <draw:connector draw:style-name="gr33" draw:text-style-name="P1" draw:layer="layout" draw:type="curve" svg:x1="5.295cm" svg:y1="5.11cm" svg:x2="7.79cm" svg:y2="6.545cm" draw:start-shape="id63" draw:start-glue-point="2" draw:end-shape="id66" draw:end-glue-point="3" svg:d="m5295 5110c0 957 831 1435 2495 1435">
          <text:p/>
        </draw:connector>
        <draw:connector draw:style-name="gr33" draw:text-style-name="P1" draw:layer="layout" draw:type="curve" svg:x1="9.634cm" svg:y1="2.27cm" svg:x2="13.095cm" svg:y2="3.605cm" draw:start-shape="id65" draw:start-glue-point="1" draw:end-shape="id67" draw:end-glue-point="0" svg:d="m9634 2270c2308 0 3461 445 3461 1335">
          <text:p/>
        </draw:connector>
        <draw:connector draw:style-name="gr33" draw:text-style-name="P1" draw:layer="layout" draw:type="curve" svg:x1="9.695cm" svg:y1="6.545cm" svg:x2="13.095cm" svg:y2="5.51cm" draw:start-shape="id66" draw:start-glue-point="1" draw:end-shape="id67" draw:end-glue-point="2" svg:d="m9695 6545c2267 0 3400-345 3400-1035">
          <text:p/>
        </draw:connector>
        <draw:connector draw:style-name="gr33" draw:text-style-name="P1" draw:layer="layout" draw:type="curve" svg:x1="13.095cm" svg:y1="5.51cm" svg:x2="16.535cm" svg:y2="6.58cm" draw:start-shape="id67" draw:start-glue-point="2" draw:end-shape="id68" svg:d="m13095 5510c0 714 1146 1070 3440 1070">
          <text:p/>
        </draw:connector>
        <draw:connector draw:style-name="gr34" draw:text-style-name="P1" draw:layer="layout" draw:type="curve" svg:x1="13.095cm" svg:y1="3.605cm" svg:x2="16.474cm" svg:y2="2.27cm" draw:start-shape="id67" draw:start-glue-point="0" draw:end-shape="id69" draw:end-glue-point="3" svg:d="m13095 3605c0-890 1126-1335 3379-1335">
          <text:p text:style-name="P1">``</text:p>
        </draw:connector>
        <draw:connector draw:style-name="gr35" draw:text-style-name="P1" draw:layer="layout" draw:type="line" svg:x1="18.379cm" svg:y1="2.27cm" svg:x2="19.28cm" svg:y2="2.287cm" draw:start-shape="id69" draw:start-glue-point="1" draw:end-shape="id70" draw:end-glue-point="6" svg:d="m18379 2270 901 17">
          <text:p/>
        </draw:connector>
        <draw:connector draw:style-name="gr35" draw:text-style-name="P1" draw:layer="layout" draw:type="line" svg:x1="18.44cm" svg:y1="6.58cm" svg:x2="19.28cm" svg:y2="6.562cm" draw:start-shape="id68" draw:start-glue-point="1" draw:end-shape="id71" draw:end-glue-point="6" svg:d="m18440 6580 840-18">
          <text:p/>
        </draw:connector>
      </draw:page>
      <draw:page draw:name="page6" draw:style-name="dp1" draw:master-page-name="Default">
        <draw:frame draw:style-name="standard" draw:id="id77" draw:layer="layout" svg:width="7.049cm" svg:height="4.963cm" svg:x="13.227cm" svg:y="21.027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CityId</text:span></text:p>
              </table:table-cell>
            </table:table-row>
            <table:table-row table:style-name="ro1">
              <table:table-cell table:style-name="ce2">
                <text:p text:style-name="P1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State</text:span></text:p>
              </table:table-cell>
            </table:table-row>
            <table:table-row table:style-name="ro2">
              <table:table-cell table:style-name="ce2">
                <text:p text:style-name="P1"><text:span text:style-name="T2">Zi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74" draw:layer="layout" svg:width="7.009cm" svg:height="5.956cm" svg:x="1.844cm" svg:y="15.503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User</text:span></text:p>
              </table:table-cell>
            </table:table-row>
            <table:table-row table:style-name="ro1">
              <table:table-cell table:style-name="ce1">
                <text:p text:style-name="P1"><text:span text:style-name="T2">UserId</text:span></text:p>
              </table:table-cell>
            </table:table-row>
            <table:table-row table:style-name="ro1">
              <table:table-cell table:style-name="ce2">
                <text:p text:style-name="P1"><text:span text:style-name="T2">FirstName</text:span></text:p>
              </table:table-cell>
            </table:table-row>
            <table:table-row table:style-name="ro1">
              <table:table-cell table:style-name="ce2">
                <text:p text:style-name="P1"><text:span text:style-name="T2">LastName</text:span></text:p>
              </table:table-cell>
            </table:table-row>
            <table:table-row table:style-name="ro1">
              <table:table-cell table:style-name="ce2">
                <text:p text:style-name="P1"><text:span text:style-name="T2">Email</text:span></text:p>
              </table:table-cell>
            </table:table-row>
            <table:table-row table:style-name="ro3">
              <table:table-cell table:style-name="ce2">
                <text:p text:style-name="P1"><text:span text:style-name="T2">Passwor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76" draw:layer="layout" svg:width="7.009cm" svg:height="3.97cm" svg:x="5.265cm" svg:y="22.736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Store</text:span></text:p>
              </table:table-cell>
            </table:table-row>
            <table:table-row table:style-name="ro1">
              <table:table-cell table:style-name="ce2">
                <text:p text:style-name="P1"><text:span text:style-name="T2">StoreId</text:span></text:p>
              </table:table-cell>
            </table:table-row>
            <table:table-row table:style-name="ro1">
              <table:table-cell table:style-name="ce2">
                <text:p text:style-name="P1"><text:span text:style-name="T2">Name</text:span></text:p>
              </table:table-cell>
            </table:table-row>
            <table:table-row table:style-name="ro4">
              <table:table-cell table:style-name="ce2">
                <text:p text:style-name="P1"><text:span text:style-name="T2">Addres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75" draw:layer="layout" svg:width="7.049cm" svg:height="3.97cm" svg:x="12.388cm" svg:y="15.472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<text:span text:style-name="T2">Location</text:span></text:p>
              </table:table-cell>
            </table:table-row>
            <table:table-row table:style-name="ro1">
              <table:table-cell table:style-name="ce2">
                <text:p text:style-name="P1"><text:span text:style-name="T2">LocationId</text:span></text:p>
              </table:table-cell>
            </table:table-row>
            <table:table-row table:style-name="ro1">
              <table:table-cell table:style-name="ce2">
                <text:p text:style-name="P1"><text:span text:style-name="T2">StoreID</text:span></text:p>
              </table:table-cell>
            </table:table-row>
            <table:table-row table:style-name="ro4">
              <table:table-cell table:style-name="ce2">
                <text:p text:style-name="P1"><text:span text:style-name="T2">City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id="id72" draw:layer="layout" svg:width="6.937cm" svg:height="5.955cm" svg:x="7.275cm" svg:y="1.652cm">
          <table:table table:template-name="yellow" table:use-first-row-styles="true" table:use-banding-rows-styles="true">
            <table:table-column table:style-name="co3"/>
            <table:table-row table:style-name="ro1">
              <table:table-cell table:style-name="ce2">
                <text:p text:style-name="P1"><text:span text:style-name="T2">Line</text:span></text:p>
              </table:table-cell>
            </table:table-row>
            <table:table-row table:style-name="ro1">
              <table:table-cell table:style-name="ce2">
                <text:p text:style-name="P1"><text:span text:style-name="T2">LineId</text:span></text:p>
              </table:table-cell>
            </table:table-row>
            <table:table-row table:style-name="ro1">
              <table:table-cell table:style-name="ce2">
                <text:p text:style-name="P1"><text:span text:style-name="T2">ReceiptId</text:span></text:p>
              </table:table-cell>
            </table:table-row>
            <table:table-row table:style-name="ro1">
              <table:table-cell table:style-name="ce2">
                <text:p text:style-name="P1"><text:span text:style-name="T2">ItemName</text:span></text:p>
              </table:table-cell>
            </table:table-row>
            <table:table-row table:style-name="ro1">
              <table:table-cell table:style-name="ce2">
                <text:p text:style-name="P1"><text:span text:style-name="T2">Price</text:span></text:p>
              </table:table-cell>
            </table:table-row>
            <table:table-row table:style-name="ro2">
              <table:table-cell table:style-name="ce2">
                <text:p text:style-name="P1"><text:span text:style-name="T2">Quantit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id="id73" draw:layer="layout" svg:width="7.072cm" svg:height="4.963cm" svg:x="7.227cm" svg:y="8.716cm">
          <table:table table:template-name="yellow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1"><text:span text:style-name="T2">Receipt</text:span></text:p>
              </table:table-cell>
            </table:table-row>
            <table:table-row table:style-name="ro1">
              <table:table-cell table:style-name="ce2">
                <text:p text:style-name="P1"><text:span text:style-name="T2">ReceiptId</text:span></text:p>
              </table:table-cell>
            </table:table-row>
            <table:table-row table:style-name="ro1">
              <table:table-cell table:style-name="ce2">
                <text:p text:style-name="P1"><text:span text:style-name="T2">UserId</text:span></text:p>
              </table:table-cell>
            </table:table-row>
            <table:table-row table:style-name="ro1">
              <table:table-cell table:style-name="ce2">
                <text:p text:style-name="P1"><text:span text:style-name="T2">LocationId</text:span></text:p>
              </table:table-cell>
            </table:table-row>
            <table:table-row table:style-name="ro2">
              <table:table-cell table:style-name="ce2">
                <text:p text:style-name="P1"><text:span text:style-name="T2">Date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9" draw:text-style-name="P1" draw:layer="layout" draw:type="curve" svg:x1="10.743cm" svg:y1="7.607cm" svg:x2="10.763cm" svg:y2="8.716cm" draw:start-shape="id72" draw:start-glue-point="2" draw:end-shape="id73" draw:end-glue-point="0" svg:d="m10743 7607c0 832 20 278 20 1109">
          <text:p/>
        </draw:connector>
        <draw:connector draw:style-name="gr19" draw:text-style-name="P1" draw:layer="layout" draw:type="curve" svg:x1="10.763cm" svg:y1="13.679cm" svg:x2="5.348cm" svg:y2="15.503cm" draw:start-shape="id73" draw:start-glue-point="2" draw:end-shape="id74" draw:end-glue-point="0" svg:d="m10763 13679c0 1368-5415 456-5415 1824">
          <text:p/>
        </draw:connector>
        <draw:connector draw:style-name="gr19" draw:text-style-name="P1" draw:layer="layout" draw:type="curve" svg:x1="15.912cm" svg:y1="19.442cm" svg:x2="8.769cm" svg:y2="22.736cm" draw:start-shape="id75" draw:start-glue-point="2" draw:end-shape="id76" draw:end-glue-point="0" svg:d="m15912 19442c0 2470-7143 824-7143 3294">
          <text:p/>
        </draw:connector>
        <draw:connector draw:style-name="gr19" draw:text-style-name="P1" draw:layer="layout" draw:type="curve" svg:x1="15.912cm" svg:y1="19.442cm" svg:x2="16.751cm" svg:y2="21.027cm" draw:start-shape="id75" draw:start-glue-point="2" draw:end-shape="id77" svg:d="m15912 19442c0 1189 839 397 839 1585">
          <text:p/>
        </draw:connector>
        <draw:connector draw:style-name="gr26" draw:text-style-name="P1" draw:layer="layout" draw:type="curve" svg:x1="10.763cm" svg:y1="13.679cm" svg:x2="15.912cm" svg:y2="15.472cm" draw:start-shape="id73" draw:start-glue-point="2" draw:end-shape="id75" draw:end-glue-point="0" svg:d="m10763 13679c0 1345 5149 449 5149 1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1T20:59:28.52</meta:creation-date>
    <dc:date>2009-12-17T04:21:37</dc:date>
    <meta:editing-duration>PT02H20M18S</meta:editing-duration>
    <meta:editing-cycles>31</meta:editing-cycles>
    <meta:generator>OpenOffice.org/3.0$Linux OpenOffice.org_project/300m15$Build-9379</meta:generator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